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stroke="solid" draw:stroke-dash="Ultrafine_20_Dashed" svg:stroke-opacity="60%" draw:stroke-linejoin="none" draw:fill="none"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c0c0c0" draw:textarea-horizontal-align="left" draw:auto-grow-height="true" draw:auto-grow-width="true" fo:min-height="0.25cm" fo:min-width="0cm"/>
    </style:style>
    <style:style style:name="gr4" style:family="graphic" style:parent-style-name="standard">
      <style:graphic-properties draw:stroke="none" svg:stroke-color="#000000" draw:fill="none" draw:fill-color="#c0c0c0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c0c0c0" draw:textarea-horizontal-align="left" draw:auto-grow-height="true" draw:auto-grow-width="true" fo:min-height="0.25cm" fo:min-width="1cm"/>
    </style:style>
    <style:style style:name="gr6" style:family="graphic" style:parent-style-name="standard">
      <style:graphic-properties draw:stroke="none" svg:stroke-color="#000000" draw:fill="solid" draw:fill-color="#c0c0c0" draw:textarea-horizontal-align="left" draw:auto-grow-height="true" draw:auto-grow-width="true" fo:min-height="0.25cm" fo:min-width="0cm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objectwithoutfill">
      <style:graphic-properties draw:stroke="dash" draw:stroke-dash="Ultrafine_20_Dashed"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marker-end="Arrow" draw:marker-end-width="0.3cm" draw:fill="solid" draw:fill-color="#c0c0c0" draw:textarea-horizontal-align="center" draw:textarea-vertical-align="middle"/>
    </style:style>
    <style:style style:name="gr11" style:family="graphic" style:parent-style-name="objectwithoutfill">
      <style:graphic-properties draw:stroke="dash" draw:stroke-dash="Ultrafine_20_Dashed" draw:marker-end="Arrow" draw:marker-end-width="0.3cm" draw:fill="solid" draw:fill-color="#c0c0c0" draw:textarea-horizontal-align="center" draw:textarea-vertical-align="middle"/>
    </style:style>
    <style:style style:name="gr12" style:family="graphic" style:parent-style-name="objectwithoutfill">
      <style:graphic-properties draw:stroke="dash" draw:stroke-dash="Ultrafine_20_2_20_Dots_20_3_20_Dashes" draw:marker-end="Arrow_20_concave" draw:marker-end-width="0.3cm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4" style:family="graphic" style:parent-style-name="objectwithoutfill">
      <style:graphic-properties draw:stroke="dash" draw:stroke-dash="Ultrafine_20_2_20_Dots_20_3_20_Dashes" draw:marker-end="Arrow_20_concave" draw:marker-end-width="0.3cm" draw:fill="solid" draw:fill-color="#c0c0c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cm" svg:height="3.5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35cm" svg:height="2.527cm" svg:x="1.452cm" svg:y="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935cm" svg:height="2.527cm" svg:x="4.613cm" svg:y="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55cm" svg:height="2.139cm" svg:x="1.225cm" svg:y="1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67cm" svg:height="0.645cm" svg:x="1cm" svg:y="1cm">
          <draw:text-box>
            <text:p><text:span text:style-name="T1">Female</text:span></text:p>
          </draw:text-box>
        </draw:frame>
        <draw:frame draw:style-name="gr4" draw:text-style-name="P2" draw:layer="layout" svg:width="1.26cm" svg:height="0.645cm" svg:x="6.894cm" svg:y="0.974cm">
          <draw:text-box>
            <text:p><text:span text:style-name="T1">Male</text:span></text:p>
          </draw:text-box>
        </draw:frame>
        <draw:frame draw:style-name="gr4" draw:text-style-name="P2" draw:layer="layout" svg:width="1.632cm" svg:height="0.645cm" svg:x="3.5cm" svg:y="3.855cm">
          <draw:text-box>
            <text:p><text:span text:style-name="T1">Human</text:span></text:p>
          </draw:text-box>
        </draw:frame>
        <draw:frame draw:style-name="gr5" draw:text-style-name="P3" xml:id="id1" draw:id="id1" draw:layer="layout" svg:width="1.5cm" svg:height="0.645cm" svg:x="2cm" svg:y="2cm">
          <draw:text-box>
            <text:p><text:span text:style-name="T2">Alice</text:span></text:p>
          </draw:text-box>
        </draw:frame>
        <draw:frame draw:style-name="gr4" draw:text-style-name="P3" xml:id="id3" draw:id="id3" draw:layer="layout" svg:width="1.34cm" svg:height="0.645cm" svg:x="2.66cm" svg:y="3cm">
          <draw:text-box>
            <text:p><text:span text:style-name="T2">Dana</text:span></text:p>
          </draw:text-box>
        </draw:frame>
        <draw:frame draw:style-name="gr4" draw:text-style-name="P3" xml:id="id4" draw:id="id4" draw:layer="layout" svg:width="1.124cm" svg:height="0.645cm" svg:x="6.376cm" svg:y="3cm">
          <draw:text-box draw:corner-radius="0.5cm">
            <text:p><text:span text:style-name="T2">Bob</text:span></text:p>
          </draw:text-box>
        </draw:frame>
        <draw:frame draw:style-name="gr6" draw:text-style-name="P2" xml:id="id2" draw:id="id2" draw:layer="layout" svg:width="1.611cm" svg:height="0.645cm" svg:x="5cm" svg:y="2cm">
          <draw:text-box>
            <text:p><text:span text:style-name="T1">Charlie</text:span></text:p>
          </draw:text-box>
        </draw:frame>
        <draw:frame draw:style-name="gr4" draw:text-style-name="P2" xml:id="id5" draw:id="id5" draw:layer="layout" svg:width="1.649cm" svg:height="0.645cm" svg:x="2.351cm" svg:y="1.355cm">
          <draw:text-box>
            <text:p><text:span text:style-name="T1">Edwige</text:span></text:p>
          </draw:text-box>
        </draw:frame>
        <draw:frame draw:style-name="gr4" draw:text-style-name="P3" xml:id="id6" draw:id="id6" draw:layer="layout" svg:width="1.184cm" svg:height="0.645cm" svg:x="5.816cm" svg:y="1.355cm">
          <draw:text-box>
            <text:p><text:span text:style-name="T2">Fido</text:span></text:p>
          </draw:text-box>
        </draw:frame>
        <draw:connector draw:style-name="gr7" draw:text-style-name="P4" draw:layer="layout" draw:type="line" svg:x1="8.493cm" svg:y1="1.359cm" svg:x2="9.683cm" svg:y2="1.349cm" svg:d="m8493 1359 1190-10" svg:viewBox="0 0 1191 11">
          <text:p/>
        </draw:connector>
        <draw:connector draw:style-name="gr8" draw:text-style-name="P4" draw:layer="layout" svg:x1="8.519cm" svg:y1="2.116cm" svg:x2="9.71cm" svg:y2="2.116cm" svg:d="m8519 2116h1191" svg:viewBox="0 0 1192 1">
          <text:p/>
        </draw:connector>
        <draw:frame draw:style-name="gr9" draw:text-style-name="P2" draw:layer="layout" svg:width="1.594cm" svg:height="0.645cm" svg:x="8.406cm" svg:y="1.355cm">
          <draw:text-box>
            <text:p><text:span text:style-name="T1">childOf</text:span></text:p>
          </draw:text-box>
        </draw:frame>
        <draw:frame draw:style-name="gr9" draw:text-style-name="P2" draw:layer="layout" svg:width="2.005cm" svg:height="0.645cm" svg:x="8.495cm" svg:y="2.355cm">
          <draw:text-box>
            <text:p><text:span text:style-name="T1">relativeOf</text:span></text:p>
          </draw:text-box>
        </draw:frame>
        <draw:connector draw:style-name="gr10" draw:text-style-name="P4" draw:layer="layout" draw:type="line" svg:x1="3.5cm" svg:y1="2.322cm" svg:x2="5cm" svg:y2="2.322cm" draw:start-shape="id1" draw:start-glue-point="1" draw:end-shape="id2" svg:d="m3500 2322h1500" svg:viewBox="0 0 1501 1">
          <text:p/>
        </draw:connector>
        <draw:connector draw:style-name="gr10" draw:text-style-name="P4" draw:layer="layout" draw:type="line" svg:x1="2.75cm" svg:y1="2.645cm" svg:x2="2.66cm" svg:y2="3.322cm" draw:start-shape="id1" draw:start-glue-point="2" draw:end-shape="id3" svg:d="m2750 2645-90 677" svg:viewBox="0 0 91 678">
          <text:p/>
        </draw:connector>
        <draw:connector draw:style-name="gr11" draw:text-style-name="P4" draw:layer="layout" draw:type="line" svg:x1="5.805cm" svg:y1="2.645cm" svg:x2="6.376cm" svg:y2="3.322cm" draw:start-shape="id2" draw:start-glue-point="2" draw:end-shape="id4" draw:end-glue-point="3" svg:d="m5805 2645 571 677" svg:viewBox="0 0 572 678">
          <text:p/>
        </draw:connector>
        <draw:connector draw:style-name="gr10" draw:text-style-name="P4" draw:layer="layout" draw:type="line" svg:x1="4cm" svg:y1="1.677cm" svg:x2="5.816cm" svg:y2="1.677cm" draw:start-shape="id5" draw:end-shape="id6" draw:end-glue-point="3" svg:d="m4000 1677h1816" svg:viewBox="0 0 1817 1">
          <text:p/>
        </draw:connector>
        <draw:connector draw:style-name="gr12" draw:text-style-name="P1" draw:layer="layout" draw:type="line" svg:x1="8.5cm" svg:y1="3.5cm" svg:x2="9.769cm" svg:y2="3.478cm" svg:d="m8500 3500 1269-22" svg:viewBox="0 0 1270 23">
          <text:p/>
        </draw:connector>
        <draw:frame draw:style-name="gr13" draw:text-style-name="P2" draw:layer="layout" svg:width="1.831cm" svg:height="1cm" svg:x="8.669cm" svg:y="3.5cm">
          <draw:text-box>
            <text:p><text:span text:style-name="T1">ownerOf</text:span></text:p>
          </draw:text-box>
        </draw:frame>
        <draw:connector draw:style-name="gr14" draw:text-style-name="P1" draw:layer="layout" draw:type="line" svg:x1="6.938cm" svg:y1="3cm" svg:x2="6.408cm" svg:y2="2cm" draw:start-shape="id4" draw:start-glue-point="0" draw:end-shape="id6" draw:end-glue-point="2" svg:d="m6938 3000-530-1000" svg:viewBox="0 0 531 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1M2S</meta:editing-duration>
    <meta:editing-cycles>7</meta:editing-cycles>
    <meta:generator>LibreOffice/3.5$Linux_x86 LibreOffice_project/350m1$Build-2</meta:generator>
    <dc:date>2014-03-29T13:25:50</dc:date>
    <meta:document-statistic meta:object-count="24"/>
  </office:meta>
</office:document-meta>
</file>